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riaDB [(none)]&gt; use Employee_Database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Employee_Database]&gt; show tables;</text:p>
      <text:p text:style-name="Standard">+-----------------------------+</text:p>
      <text:p text:style-name="Standard">| Tables_in_Employee_Database |</text:p>
      <text:p text:style-name="Standard">+-----------------------------+</text:p>
      <text:p text:style-name="Standard">| Supervisor <text:s text:c="17"/>|</text:p>
      <text:p text:style-name="Standard">| average_age <text:s text:c="16"/>|</text:p>
      <text:p text:style-name="Standard">| dept <text:s text:c="23"/>|</text:p>
      <text:p text:style-name="Standard">| emp <text:s text:c="24"/>|</text:p>
      <text:p text:style-name="Standard">| members <text:s text:c="20"/>|</text:p>
      <text:p text:style-name="Standard">| person <text:s text:c="21"/>|</text:p>
      <text:p text:style-name="Standard">| person_archive <text:s text:c="13"/>|</text:p>
      <text:p text:style-name="Standard">| reminders <text:s text:c="18"/>|</text:p>
      <text:p text:style-name="Standard">+-----------------------------+</text:p>
      <text:p text:style-name="Standard">8 rows in set (0.001 sec)</text:p>
      <text:p text:style-name="Standard"/>
      <text:p text:style-name="Standard">MariaDB [Employee_Database]&gt; select ascii(2);</text:p>
      <text:p text:style-name="Standard">+----------+</text:p>
      <text:p text:style-name="Standard">| ascii(2) |</text:p>
      <text:p text:style-name="Standard">+----------+</text:p>
      <text:p text:style-name="Standard">| <text:s text:c="6"/>50 |</text:p>
      <text:p text:style-name="Standard">+----------+</text:p>
      <text:p text:style-name="Standard">1 row in set (0.000 sec)</text:p>
      <text:p text:style-name="Standard"/>
      <text:p text:style-name="Standard">MariaDB [Employee_Database]&gt; select ascii(a);</text:p>
      <text:p text:style-name="Standard">ERROR 1054 (42S22): Unknown column 'a' in 'field list'</text:p>
      <text:p text:style-name="Standard">MariaDB [Employee_Database]&gt; select ascii(10);</text:p>
      <text:p text:style-name="Standard">+-----------+</text:p>
      <text:p text:style-name="Standard">| ascii(10) |</text:p>
      <text:p text:style-name="Standard">+-----------+</text:p>
      <text:p text:style-name="Standard">| <text:s text:c="7"/>49 |</text:p>
      <text:p text:style-name="Standard">+-----------+</text:p>
      <text:p text:style-name="Standard">1 row in set (0.000 sec)</text:p>
      <text:p text:style-name="Standard"/>
      <text:p text:style-name="Standard">MariaDB [Employee_Database]&gt; select bin(2);</text:p>
      <text:p text:style-name="Standard">+--------+</text:p>
      <text:p text:style-name="Standard">| bin(2) |</text:p>
      <text:p text:style-name="Standard">+--------+</text:p>
      <text:p text:style-name="Standard">| 10 <text:s text:c="4"/>|</text:p>
      <text:p text:style-name="Standard">+--------+</text:p>
      <text:p text:style-name="Standard">1 row in set (0.000 sec)</text:p>
      <text:p text:style-name="Standard"/>
      <text:p text:style-name="Standard">MariaDB [Employee_Database]&gt; select bit_lenght('Hello');</text:p>
      <text:p text:style-name="Standard">ERROR 1305 (42000): FUNCTION Employee_Database.bit_lenght does not exist</text:p>
      <text:p text:style-name="Standard">MariaDB [Employee_Database]&gt; select bit_length('Hello');</text:p>
      <text:p text:style-name="Standard">+---------------------+</text:p>
      <text:p text:style-name="Standard">| bit_length('Hello') |</text:p>
      <text:p text:style-name="Standard">+---------------------+</text:p>
      <text:p text:style-name="Standard"><text:soft-page-break/>| <text:s text:c="17"/>40 |</text:p>
      <text:p text:style-name="Standard">+---------------------+</text:p>
      <text:p text:style-name="Standard">1 row in set (0.000 sec)</text:p>
      <text:p text:style-name="Standard"/>
      <text:p text:style-name="Standard">MariaDB [Employee_Database]&gt; select char(77, 121, 83);</text:p>
      <text:p text:style-name="Standard">+-------------------+</text:p>
      <text:p text:style-name="Standard">| char(77, 121, 83) |</text:p>
      <text:p text:style-name="Standard">+-------------------+</text:p>
      <text:p text:style-name="Standard">| MyS <text:s text:c="14"/>|</text:p>
      <text:p text:style-name="Standard">+-------------------+</text:p>
      <text:p text:style-name="Standard">1 row in set (0.000 sec)</text:p>
      <text:p text:style-name="Standard"/>
      <text:p text:style-name="Standard">MariaDB [Employee_Database]&gt; select char(77, 121, 3, 5);</text:p>
      <text:p text:style-name="Standard">+---------------------+</text:p>
      <text:p text:style-name="Standard">| char(77, 121, 3, 5) |</text:p>
      <text:p text:style-name="Standard">+---------------------+</text:p>
      <text:p text:style-name="Standard">| My <text:s text:c="15"/>|</text:p>
      <text:p text:style-name="Standard">+---------------------+</text:p>
      <text:p text:style-name="Standard">1 row in set (0.000 sec)</text:p>
      <text:p text:style-name="Standard"/>
      <text:p text:style-name="Standard">MariaDB [Employee_Database]&gt; select hex(char(1,0,0));</text:p>
      <text:p text:style-name="Standard">+------------------+</text:p>
      <text:p text:style-name="Standard">| hex(char(1,0,0)) |</text:p>
      <text:p text:style-name="Standard">+------------------+</text:p>
      <text:p text:style-name="Standard">| 010000 <text:s text:c="10"/>|</text:p>
      <text:p text:style-name="Standard">+------------------+</text:p>
      <text:p text:style-name="Standard">1 row in set (0.000 sec)</text:p>
      <text:p text:style-name="Standard"/>
      <text:p text:style-name="Standard">MariaDB [Employee_Database]&gt; select charset(char(X'65'));</text:p>
      <text:p text:style-name="Standard">+----------------------+</text:p>
      <text:p text:style-name="Standard">| charset(char(X'65')) |</text:p>
      <text:p text:style-name="Standard">+----------------------+</text:p>
      <text:p text:style-name="Standard">| binary <text:s text:c="14"/>|</text:p>
      <text:p text:style-name="Standard">+----------------------+</text:p>
      <text:p text:style-name="Standard">1 row in set (0.000 sec)</text:p>
      <text:p text:style-name="Standard"/>
      <text:p text:style-name="Standard">MariaDB [Employee_Database]&gt; select charset(char(X'65')), charset(char(X'65' using utf8));</text:p>
      <text:p text:style-name="Standard">+----------------------+---------------------------------+</text:p>
      <text:p text:style-name="Standard">| charset(char(X'65')) | charset(char(X'65' using utf8)) |</text:p>
      <text:p text:style-name="Standard">+----------------------+---------------------------------+</text:p>
      <text:p text:style-name="Standard">| binary <text:s text:c="14"/>| utf8 <text:s text:c="27"/>|</text:p>
      <text:p text:style-name="Standard">+----------------------+---------------------------------+</text:p>
      <text:p text:style-name="Standard">1 row in set (0.000 sec)</text:p>
      <text:p text:style-name="Standard"/>
      <text:p text:style-name="Standard">MariaDB [Employee_Database]&gt; select concat('My', 'Sq', 'l');</text:p>
      <text:p text:style-name="Standard">+-------------------------+</text:p>
      <text:p text:style-name="Standard">| concat('My', 'Sq', 'l') |</text:p>
      <text:p text:style-name="Standard">+-------------------------+</text:p>
      <text:p text:style-name="Standard">| MySql <text:s text:c="18"/>|</text:p>
      <text:p text:style-name="Standard">+-------------------------+</text:p>
      <text:p text:style-name="Standard">1 row in set (0.000 sec)</text:p>
      <text:p text:style-name="Standard"/>
      <text:p text:style-name="Standard"><text:soft-page-break/>MariaDB [Employee_Database]&gt; select concat_ws(',','My', 'Sq', 'l');</text:p>
      <text:p text:style-name="Standard">+--------------------------------+</text:p>
      <text:p text:style-name="Standard">| concat_ws(',','My', 'Sq', 'l') |</text:p>
      <text:p text:style-name="Standard">+--------------------------------+</text:p>
      <text:p text:style-name="Standard">| My,Sq,l <text:s text:c="23"/>|</text:p>
      <text:p text:style-name="Standard">+--------------------------------+</text:p>
      <text:p text:style-name="Standard">1 row in set (0.000 sec)</text:p>
      <text:p text:style-name="Standard"/>
      <text:p text:style-name="Standard">MariaDB [Employee_Database]&gt; select elt(1, 'Aa', 'Bb', 'Cc', 'Dd');</text:p>
      <text:p text:style-name="Standard">+--------------------------------+</text:p>
      <text:p text:style-name="Standard">| elt(1, 'Aa', 'Bb', 'Cc', 'Dd') |</text:p>
      <text:p text:style-name="Standard">+--------------------------------+</text:p>
      <text:p text:style-name="Standard">| Aa <text:s text:c="28"/>|</text:p>
      <text:p text:style-name="Standard">+--------------------------------+</text:p>
      <text:p text:style-name="Standard">1 row in set (0.000 sec)</text:p>
      <text:p text:style-name="Standard"/>
      <text:p text:style-name="Standard">MariaDB [Employee_Database]&gt; select elt(2, 'Aa', 'Bb', 'Cc', 'Dd');</text:p>
      <text:p text:style-name="Standard">+--------------------------------+</text:p>
      <text:p text:style-name="Standard">| elt(2, 'Aa', 'Bb', 'Cc', 'Dd') |</text:p>
      <text:p text:style-name="Standard">+--------------------------------+</text:p>
      <text:p text:style-name="Standard">| Bb <text:s text:c="28"/>|</text:p>
      <text:p text:style-name="Standard">+--------------------------------+</text:p>
      <text:p text:style-name="Standard">1 row in set (0.000 sec)</text:p>
      <text:p text:style-name="Standard"/>
      <text:p text:style-name="Standard">MariaDB [Employee_Database]&gt; select export_set(5,'Y','N',',',4);</text:p>
      <text:p text:style-name="Standard">+-----------------------------+</text:p>
      <text:p text:style-name="Standard">| export_set(5,'Y','N',',',4) |</text:p>
      <text:p text:style-name="Standard">+-----------------------------+</text:p>
      <text:p text:style-name="Standard">| Y,N,Y,N <text:s text:c="20"/>|</text:p>
      <text:p text:style-name="Standard">+-----------------------------+</text:p>
      <text:p text:style-name="Standard">1 row in set (0.000 sec)</text:p>
      <text:p text:style-name="Standard"/>
      <text:p text:style-name="Standard">MariaDB [Employee_Database]&gt; select export_set(6,'1','0',',',10);</text:p>
      <text:p text:style-name="Standard">+------------------------------+</text:p>
      <text:p text:style-name="Standard">| export_set(6,'1','0',',',10) |</text:p>
      <text:p text:style-name="Standard">+------------------------------+</text:p>
      <text:p text:style-name="Standard">| 0,1,1,0,0,0,0,0,0,0 <text:s text:c="9"/>|</text:p>
      <text:p text:style-name="Standard">+------------------------------+</text:p>
      <text:p text:style-name="Standard">1 row in set (0.000 sec)</text:p>
      <text:p text:style-name="Standard"/>
      <text:p text:style-name="Standard">MariaDB [Employee_Database]&gt; SELECT FIELD('Bb', 'Aa', 'Bb', 'Cc', 'Dd', 'Ff');</text:p>
      <text:p text:style-name="Standard">+-------------------------------------------+</text:p>
      <text:p text:style-name="Standard">| FIELD('Bb', 'Aa', 'Bb', 'Cc', 'Dd', 'Ff') |</text:p>
      <text:p text:style-name="Standard">+-------------------------------------------+</text:p>
      <text:p text:style-name="Standard">| <text:s text:c="40"/>2 |</text:p>
      <text:p text:style-name="Standard">+-------------------------------------------+</text:p>
      <text:p text:style-name="Standard">1 row in set (0.000 sec)</text:p>
      <text:p text:style-name="Standard"/>
      <text:p text:style-name="Standard">MariaDB [Employee_Database]&gt; SELECT FIND_IN_SET('b','a,b,c,d');</text:p>
      <text:p text:style-name="Standard">+----------------------------+</text:p>
      <text:p text:style-name="Standard">| FIND_IN_SET('b','a,b,c,d') |</text:p>
      <text:p text:style-name="Standard">+----------------------------+</text:p>
      <text:p text:style-name="Standard"><text:soft-page-break/>| <text:s text:c="25"/>2 |</text:p>
      <text:p text:style-name="Standard">+----------------------------+</text:p>
      <text:p text:style-name="Standard">1 row in set (0.000 sec)</text:p>
      <text:p text:style-name="Standard"/>
      <text:p text:style-name="Standard">MariaDB [Employee_Database]&gt; SELECT FIND_IN_SET('b','a,c,r,b,c,d');</text:p>
      <text:p text:style-name="Standard">+--------------------------------+</text:p>
      <text:p text:style-name="Standard">| FIND_IN_SET('b','a,c,r,b,c,d') |</text:p>
      <text:p text:style-name="Standard">+--------------------------------+</text:p>
      <text:p text:style-name="Standard">| <text:s text:c="29"/>4 |</text:p>
      <text:p text:style-name="Standard">+--------------------------------+</text:p>
      <text:p text:style-name="Standard">1 row in set (0.000 sec)</text:p>
      <text:p text:style-name="Standard"/>
      <text:p text:style-name="Standard">MariaDB [Employee_Database]&gt; SELECT FORMAT(12332.123456, 4);</text:p>
      <text:p text:style-name="Standard">+-------------------------+</text:p>
      <text:p text:style-name="Standard">| FORMAT(12332.123456, 4) |</text:p>
      <text:p text:style-name="Standard">+-------------------------+</text:p>
      <text:p text:style-name="Standard">| 12,332.1235 <text:s text:c="12"/>|</text:p>
      <text:p text:style-name="Standard">+-------------------------+</text:p>
      <text:p text:style-name="Standard">1 row in set (0.000 sec)</text:p>
      <text:p text:style-name="Standard"/>
      <text:p text:style-name="Standard">MariaDB [Employee_Database]&gt; SELECT TO_BASE64('abc'), FROM_BASE64(TO_BASE64('abc'));</text:p>
      <text:p text:style-name="Standard">+------------------+-------------------------------+</text:p>
      <text:p text:style-name="Standard">| TO_BASE64('abc') | FROM_BASE64(TO_BASE64('abc')) |</text:p>
      <text:p text:style-name="Standard">+------------------+-------------------------------+</text:p>
      <text:p text:style-name="Standard">| YWJj <text:s text:c="12"/>| abc <text:s text:c="26"/>|</text:p>
      <text:p text:style-name="Standard">+------------------+-------------------------------+</text:p>
      <text:p text:style-name="Standard">1 row in set (0.000 sec)</text:p>
      <text:p text:style-name="Standard"/>
      <text:p text:style-name="Standard">MariaDB [Employee_Database]&gt; SELECT TO_BASE64('abc'), FROM_BASE64(TO_BASE64('abc'));</text:p>
      <text:p text:style-name="Standard">+------------------+-------------------------------+</text:p>
      <text:p text:style-name="Standard">| TO_BASE64('abc') | FROM_BASE64(TO_BASE64('abc')) |</text:p>
      <text:p text:style-name="Standard">+------------------+-------------------------------+</text:p>
      <text:p text:style-name="Standard">| YWJj <text:s text:c="12"/>| abc <text:s text:c="26"/>|</text:p>
      <text:p text:style-name="Standard">+------------------+-------------------------------+</text:p>
      <text:p text:style-name="Standard">1 row in set (0.000 sec)</text:p>
      <text:p text:style-name="Standard"/>
      <text:p text:style-name="Standard">MariaDB [Employee_Database]&gt; SELECT HEX(255), CONV(HEX(255),16,10);</text:p>
      <text:p text:style-name="Standard">+----------+----------------------+</text:p>
      <text:p text:style-name="Standard">| HEX(255) | CONV(HEX(255),16,10) |</text:p>
      <text:p text:style-name="Standard">+----------+----------------------+</text:p>
      <text:p text:style-name="Standard">| FF <text:s text:c="6"/>| 255 <text:s text:c="17"/>|</text:p>
      <text:p text:style-name="Standard">+----------+----------------------+</text:p>
      <text:p text:style-name="Standard">1 row in set (0.000 sec)</text:p>
      <text:p text:style-name="Standard"/>
      <text:p text:style-name="Standard">MariaDB [Employee_Database]&gt; SELECT INSERT('Quadratic', 3, 100, 'What');</text:p>
      <text:p text:style-name="Standard">+-------------------------------------+</text:p>
      <text:p text:style-name="Standard">| INSERT('Quadratic', 3, 100, 'What') |</text:p>
      <text:p text:style-name="Standard">+-------------------------------------+</text:p>
      <text:p text:style-name="Standard">| QuWhat <text:s text:c="29"/>|</text:p>
      <text:p text:style-name="Standard">+-------------------------------------+</text:p>
      <text:p text:style-name="Standard"><text:soft-page-break/>1 row in set (0.000 sec)</text:p>
      <text:p text:style-name="Standard"/>
      <text:p text:style-name="Standard">MariaDB [Employee_Database]&gt; SELECT INSTR('foobarbar', 'bar');</text:p>
      <text:p text:style-name="Standard">+---------------------------+</text:p>
      <text:p text:style-name="Standard">| INSTR('foobarbar', 'bar') |</text:p>
      <text:p text:style-name="Standard">+---------------------------+</text:p>
      <text:p text:style-name="Standard">| <text:s text:c="24"/>4 |</text:p>
      <text:p text:style-name="Standard">+---------------------------+</text:p>
      <text:p text:style-name="Standard">1 row in set (0.000 sec)</text:p>
      <text:p text:style-name="Standard"/>
      <text:p text:style-name="Standard">MariaDB [Employee_Database]&gt; SELECT LEFT('foobarbar', 5);</text:p>
      <text:p text:style-name="Standard">+----------------------+</text:p>
      <text:p text:style-name="Standard">| LEFT('foobarbar', 5) |</text:p>
      <text:p text:style-name="Standard">+----------------------+</text:p>
      <text:p text:style-name="Standard">| fooba <text:s text:c="15"/>|</text:p>
      <text:p text:style-name="Standard">+----------------------+</text:p>
      <text:p text:style-name="Standard">1 row in set (0.000 sec)</text:p>
      <text:p text:style-name="Standard"/>
      <text:p text:style-name="Standard">MariaDB [Employee_Database]&gt; SELECT LENGTH('Himanshu');</text:p>
      <text:p text:style-name="Standard">+--------------------+</text:p>
      <text:p text:style-name="Standard">| LENGTH('Himanshu') |</text:p>
      <text:p text:style-name="Standard">+--------------------+</text:p>
      <text:p text:style-name="Standard">| <text:s text:c="17"/>8 |</text:p>
      <text:p text:style-name="Standard">+--------------------+</text:p>
      <text:p text:style-name="Standard">1 row in set (0.000 sec)</text:p>
      <text:p text:style-name="Standard"/>
      <text:p text:style-name="Standard">MariaDB [Employee_Database]&gt; SET @str = BINARY 'New York';</text:p>
      <text:p text:style-name="Standard">Query OK, 0 rows affected (0.000 sec)</text:p>
      <text:p text:style-name="Standard"/>
      <text:p text:style-name="Standard">MariaDB [Employee_Database]&gt; SELECT LOWER(@str), LOWER(CONVERT(@str USING utf8mb4))</text:p>
      <text:p text:style-name="Standard"><text:s text:c="4"/>-&gt; ;</text:p>
      <text:p text:style-name="Standard">+-------------+------------------------------------+</text:p>
      <text:p text:style-name="Standard">| LOWER(@str) | LOWER(CONVERT(@str USING utf8mb4)) |</text:p>
      <text:p text:style-name="Standard">+-------------+------------------------------------+</text:p>
      <text:p text:style-name="Standard">| New York <text:s text:c="3"/>| new york <text:s text:c="26"/>|</text:p>
      <text:p text:style-name="Standard">+-------------+------------------------------------+</text:p>
      <text:p text:style-name="Standard">1 row in set (0.000 sec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7:29:50.020328020</meta:creation-date>
    <dc:date>2021-11-23T17:31:13.536980009</dc:date>
    <meta:editing-duration>PT1M27S</meta:editing-duration>
    <meta:editing-cycles>1</meta:editing-cycles>
    <meta:document-statistic meta:table-count="0" meta:image-count="0" meta:object-count="0" meta:page-count="5" meta:paragraph-count="214" meta:word-count="814" meta:character-count="7505" meta:non-whitespace-character-count="6275"/>
    <meta:generator>LibreOffice/6.4.7.2$Linux_X86_64 LibreOffice_project/40$Build-2</meta:generator>
  </office:meta>
</office:document-meta>
</file>